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lassificatio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X Attr</text:p>
          </table:table-cell>
          <table:table-cell office:value-type="string" calcext:value-type="string">
            <text:p>Y Classes</text:p>
          </table:table-cell>
          <table:table-cell office:value-type="string" calcext:value-type="string">
            <text:p>Instances</text:p>
          </table:table-cell>
        </table:table-row>
        <table:table-row table:style-name="ro2">
          <table:table-cell table:style-name="ce1" office:value-type="string" calcext:value-type="string">
            <text:p>Blood Transfusion Service Center Data Set</text:p>
          </table:table-cell>
          <table:table-cell office:value-type="string" calcext:value-type="string">
            <text:p><text:a xlink:href="https://www.openml.org/d/1464" xlink:type="simple">https://www.openml.org/d/1464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<text:a xlink:href="https://www.openml.org/d/42091" xlink:type="simple">https://www.openml.org/d/42091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table:style-name="ce2" office:value-type="string" calcext:value-type="string">
            <text:p>WaveformDatabaseGenerator</text:p>
          </table:table-cell>
          <table:table-cell office:value-type="string" calcext:value-type="string">
            <text:p><text:a xlink:href="https://www.openml.org/d/4551" xlink:type="simple">https://www.openml.org/d/4551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</table:table-row>
        <table:table-row table:style-name="ro4">
          <table:table-cell table:style-name="ce1" office:value-type="string" calcext:value-type="string">
            <text:p>AutoUniv Dataset</text:p>
          </table:table-cell>
          <table:table-cell office:value-type="string" calcext:value-type="string">
            <text:p><text:a xlink:href="https://www.openml.org/d/1547" xlink:type="simple">https://www.openml.org/d/1547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4">
          <table:table-cell table:style-name="ce1" office:value-type="string" calcext:value-type="string">
            <text:p>AutoUniv Dataset</text:p>
          </table:table-cell>
          <table:table-cell office:value-type="string" calcext:value-type="string">
            <text:p><text:a xlink:href="https://www.openml.org/d/1549" xlink:type="simple">https://www.openml.org/d/1549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</table:table-row>
        <table:table-row table:style-name="ro5">
          <table:table-cell table:style-name="ce3" office:value-type="string" calcext:value-type="string">
            <text:p>jannis</text:p>
          </table:table-cell>
          <table:table-cell office:value-type="string" calcext:value-type="string">
            <text:p><text:a xlink:href="https://www.openml.org/d/41168" xlink:type="simple">https://www.openml.org/d/41168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3733" calcext:value-type="float">
            <text:p>83733</text:p>
          </table:table-cell>
        </table:table-row>
        <table:table-row table:style-name="ro6">
          <table:table-cell table:style-name="ce1" office:value-type="string" calcext:value-type="string">
            <text:p>One-hundred plant species leaves dataset (Class = Shape)</text:p>
          </table:table-cell>
          <table:table-cell office:value-type="string" calcext:value-type="string">
            <text:p><text:a xlink:href="https://www.openml.org/d/1492" xlink:type="simple">https://www.openml.org/d/1492</text:a>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Yeast dataset</text:p>
          </table:table-cell>
          <table:table-cell office:value-type="string" calcext:value-type="string">
            <text:p><text:a xlink:href="https://www.openml.org/d/316" xlink:type="simple">https://www.openml.org/d/316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2417" calcext:value-type="float">
            <text:p>2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3:39:50.561848566</meta:creation-date>
    <dc:date>2019-11-17T14:03:57.624699352</dc:date>
    <meta:editing-duration>PT3M5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